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BCC0B553A5A7E64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OpenSymbol" svg:font-family="OpenSymbol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c5f6d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-complex="Arial"/>
    </style:style>
    <style:style style:name="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c5f6d" style:font-name-complex="Arial"/>
    </style:style>
    <style:style style:name="P5" style:family="paragraph" style:parent-style-name="Normální">
      <style:text-properties officeooo:paragraph-rsid="0019f7fc"/>
    </style:style>
    <style:style style:name="P6" style:family="paragraph" style:parent-style-name="Normální">
      <style:paragraph-properties fo:text-align="center" style:justify-single-word="false"/>
      <style:text-properties style:font-name="Liberation Sans" fo:font-size="18pt" fo:font-weight="bold" officeooo:paragraph-rsid="0019f7fc" style:font-size-asian="18pt" style:font-weight-asian="bold"/>
    </style:style>
    <style:style style:name="P7" style:family="paragraph" style:parent-style-name="Normální">
      <style:paragraph-properties fo:text-align="center" style:justify-single-word="false"/>
      <style:text-properties style:font-name="Liberation Sans" fo:font-weight="bold" officeooo:paragraph-rsid="0019f7fc" style:font-weight-asian="bold"/>
    </style:style>
    <style:style style:name="P8" style:family="paragraph" style:parent-style-name="Normální">
      <style:text-properties style:font-name="Liberation Sans" fo:font-weight="bold" officeooo:paragraph-rsid="0019f7fc" style:font-weight-asian="bold"/>
    </style:style>
    <style:style style:name="P9" style:family="paragraph" style:parent-style-name="Normální">
      <style:text-properties style:font-name="Liberation Sans" officeooo:paragraph-rsid="0019f7fc"/>
    </style:style>
    <style:style style:name="P10" style:family="paragraph" style:parent-style-name="Normální">
      <style:paragraph-properties fo:text-align="justify" style:justify-single-word="false"/>
      <style:text-properties style:font-name="Liberation Sans" officeooo:paragraph-rsid="0019f7fc"/>
    </style:style>
    <style:style style:name="P11" style:family="paragraph" style:parent-style-name="Normální">
      <style:paragraph-properties fo:text-align="center" style:justify-single-word="false"/>
      <style:text-properties style:font-name="Liberation Sans" officeooo:paragraph-rsid="0019f7fc"/>
    </style:style>
    <style:style style:name="P12" style:family="paragraph" style:parent-style-name="Normální">
      <style:text-properties style:font-name="Liberation Sans" officeooo:paragraph-rsid="0019f7fc" style:font-name-complex="Mangal" style:font-size-complex="10.5pt"/>
    </style:style>
    <style:style style:name="P13" style:family="paragraph" style:parent-style-name="Normální">
      <style:paragraph-properties fo:margin-top="0.423cm" fo:margin-bottom="0.353cm" loext:contextual-spacing="false"/>
      <style:text-properties officeooo:paragraph-rsid="0019f7fc"/>
    </style:style>
    <style:style style:name="P14" style:family="paragraph" style:parent-style-name="Normální" style:master-page-name="">
      <style:paragraph-properties fo:text-align="center" style:justify-single-word="false" style:page-number="auto" fo:keep-with-next="always"/>
      <style:text-properties style:font-name="Liberation Sans" fo:font-weight="bold" officeooo:paragraph-rsid="0019f7fc" style:font-weight-asian="bold"/>
    </style:style>
    <style:style style:name="P15" style:family="paragraph" style:parent-style-name="Normální" style:master-page-name="">
      <style:paragraph-properties fo:text-align="justify" style:justify-single-word="false" fo:keep-together="always" style:page-number="auto"/>
      <style:text-properties style:font-name="Liberation Sans" officeooo:paragraph-rsid="0019f7fc"/>
    </style:style>
    <style:style style:name="P16" style:family="paragraph" style:parent-style-name="Normální" style:master-page-name="MPF0">
      <style:paragraph-properties fo:text-align="center" style:justify-single-word="false" style:page-number="auto" fo:break-before="page"/>
      <style:text-properties style:font-name="Liberation Sans" fo:font-size="18pt" fo:font-weight="bold" officeooo:paragraph-rsid="0019f7fc" style:font-size-asian="18pt" style:font-weight-asian="bold"/>
    </style:style>
    <style:style style:name="P17" style:family="paragraph" style:parent-style-name="Normální">
      <style:text-properties style:font-name="Liberation Sans" officeooo:paragraph-rsid="001e1a58"/>
    </style:style>
    <style:style style:name="P18" style:family="paragraph" style:parent-style-name="Normální">
      <style:text-properties style:font-name="Liberation Sans" officeooo:paragraph-rsid="001e1a58" fo:background-color="transparent"/>
    </style:style>
    <style:style style:name="P19" style:family="paragraph" style:parent-style-name="Normální">
      <style:text-properties style:font-name="Liberation Sans" officeooo:paragraph-rsid="0019f7fc" fo:background-color="transparent"/>
    </style:style>
    <style:style style:name="P20" style:family="paragraph" style:parent-style-name="Normální">
      <style:text-properties style:font-name="Liberation Sans" fo:font-weight="bold" officeooo:paragraph-rsid="0019f7fc" fo:background-color="transparent" style:font-weight-asian="bold"/>
    </style:style>
    <style:style style:name="P21" style:family="paragraph" style:parent-style-name="Normální">
      <style:paragraph-properties fo:text-align="justify" style:justify-single-word="false"/>
      <style:text-properties style:font-name="Liberation Sans" officeooo:paragraph-rsid="001e1a58"/>
    </style:style>
    <style:style style:name="P22" style:family="paragraph" style:parent-style-name="Normální">
      <style:paragraph-properties fo:margin-top="0cm" fo:margin-bottom="0cm" loext:contextual-spacing="false"/>
      <style:text-properties style:font-name="Liberation Sans" officeooo:paragraph-rsid="0019f7fc" fo:background-color="transparent"/>
    </style:style>
    <style:style style:name="T1" style:family="text">
      <style:text-properties style:font-name-complex="Arial"/>
    </style:style>
    <style:style style:name="T2" style:family="text">
      <style:text-properties fo:font-weight="normal" style:font-weight-asian="normal" style:font-name-complex="Arial" style:font-weight-complex="normal"/>
    </style:style>
    <style:style style:name="T3" style:family="text">
      <style:text-properties style:font-name="Liberation Mono" fo:font-size="9.5pt" style:font-size-asian="9.5pt" style:font-name-complex="Arial" style:font-size-complex="9.5pt"/>
    </style:style>
    <style:style style:name="T4" style:family="text">
      <style:text-properties style:font-name-asian="Liberation Sans" style:font-name-complex="Liberation Sans"/>
    </style:style>
    <style:style style:name="T5" style:family="text">
      <style:text-properties style:language-asian="cs" style:country-asian="CZ"/>
    </style:style>
    <style:style style:name="T6" style:family="text">
      <style:text-properties officeooo:rsid="00114893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e1a58" fo:background-color="#ffff00" loext:char-shading-value="0"/>
    </style:style>
    <style:style style:name="T9" style:family="text">
      <style:text-properties style:font-name="Liberation Sans"/>
    </style:style>
    <style:style style:name="T10" style:family="text">
      <style:text-properties style:font-name="Liberation Sans" fo:font-weight="bold" style:font-weight-asian="bold"/>
    </style:style>
    <style:style style:name="T11" style:family="text">
      <style:text-properties style:font-name="Liberation Sans" fo:font-weight="bold" fo:background-color="transparent" loext:char-shading-value="0" style:font-weight-asian="bold"/>
    </style:style>
    <style:style style:name="T12" style:family="text">
      <style:text-properties style:font-name="Liberation Sans" fo:font-weight="bold" fo:background-color="transparent" loext:char-shading-value="0" style:font-weight-asian="bold"/>
    </style:style>
    <style:style style:name="T13" style:family="text">
      <style:text-properties style:font-name="Liberation Sans" fo:background-color="transparent" loext:char-shading-value="0"/>
    </style:style>
    <style:style style:name="T14" style:family="text">
      <style:text-properties style:font-name="Liberation Sans" fo:background-color="transparent" loext:char-shading-value="0"/>
    </style:style>
    <style:style style:name="T15" style:family="text">
      <style:text-properties officeooo:rsid="001e1a58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1e1a58" fo:background-color="transparent" loext:char-shading-value="0"/>
    </style:style>
    <style:style style:name="T18" style:family="text">
      <style:text-properties officeooo:rsid="001e1a58" fo:background-color="transparent" loext:char-shading-value="0"/>
    </style:style>
    <style:style style:name="T19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Hmotná odpovědnost při nakládání se svěřenými předměty</text:p>
      <text:p text:style-name="P6"/>
      <text:p text:style-name="P7">Čl. 1 Smluvní strany</text:p>
      <text:p text:style-name="P8">Majitelka předmětů:</text:p>
      <text:p text:style-name="P8"/>
      <text:p text:style-name="P17">Česká pirátská strana, politická strana se sídlem Řehořova 943/19, Praha 3</text:p>
      <text:p text:style-name="P18">IČO: 71339698</text:p>
      <text:p text:style-name="P19">Právně zastoupena: <text:span text:style-name="T15">Vladislav Tobias Esner, Správce sídla strany</text:span></text:p>
      <text:p text:style-name="P19"/>
      <text:p text:style-name="P5"><text:span text:style-name="T14">(dále jen „</text:span><text:span text:style-name="Standardní_20_písmo_20_odstavce"><text:span text:style-name="T12">Majitelka</text:span></text:span><text:span text:style-name="T14">“)</text:span></text:p>
      <text:p text:style-name="P19"/>
      <text:p text:style-name="P20">Správce předmětů:</text:p>
      <text:p text:style-name="P20"/>
      <text:p text:style-name="P22">Jméno a příjmení: <text:s/><text:span text:style-name="T15">Elizabet Kovačeva</text:span></text:p>
      <text:p text:style-name="P22">Funkce: <text:span text:style-name="T15">Asistent pro administrativu</text:span></text:p>
      <text:p text:style-name="P22">Trvalé bydliště: <text:span text:style-name="T15">Žitomírská 6, Praha 10</text:span></text:p>
      <text:p text:style-name="P22">Narozen: <text:span text:style-name="T15">12-05-1992</text:span></text:p>
      <text:p text:style-name="P13"><text:span text:style-name="T14">(dále jen „</text:span><text:span text:style-name="Standardní_20_písmo_20_odstavce"><text:span text:style-name="T12">Správce</text:span></text:span><text:span text:style-name="T14">“)</text:span></text:p>
      <text:p text:style-name="P7">Čl. 2 Předmět smlouvy</text:p>
      <text:p text:style-name="P10">Správce se touto smlouvou zavazuje Majitelce k plné majetkové odpovědnosti za škodu způsobenou na jemu svěřených předmětech.</text:p>
      <text:p text:style-name="P9"/>
      <text:p text:style-name="P7">Čl. 3 Svěřené předměty</text:p>
      <text:p text:style-name="P21">Svěřenými předměty se pro účely této smlouvy míní <text:span text:style-name="T15">NTB HP 255 G3,</text:span></text:p>
      <text:p text:style-name="P21"><text:span text:style-name="T15">sériové číslo:CND4230X5R</text:span></text:p>
      <text:p text:style-name="P9"/>
      <text:p text:style-name="P7">Čl. 4 Správa předmětů</text:p>
      <text:p text:style-name="P10">Správce je povinen vykonávat správu osobně, bezúplatně a s péčí řádného hospodáře. Správce s předměty zachází tak, jak je vzhledem k jejich účelu obvyklé. Řídí se při tom zákonem, vnitřními předpisy Majitelky a dále pokyny Majitelky. Je-li pokyn Majitelky zjevně v rozporu s jejími zájmy, Správce na to Majitelku upozorní. Majitelka může pokynem po Správci žádat okamžité vrácení svěřených předmětů, čemuž je Správce povinen bezodkladně vyhovět. Nelze-li svěřené předměty užít dle pokynů Majitelky, Správce je povinen je Majitelce bezodkladně vrátit, není-li dohodnuto jinak.</text:p>
      <text:p text:style-name="P9"/>
      <text:p text:style-name="P14"><text:soft-page-break/>Čl. 5 Rozsah odpovědnosti</text:p>
      <text:p text:style-name="P15">Správce odpovídá za škodu, která je při správě svěřených předmětů způsobena, bez ohledu na zavinění. Správce neodpovídá za běžné opotřebení předmětů nebo za škodu vzniklou v rámci užívání k obvyklému účelu předmětu dle pokynů Majitelky. Škodu na svěřených předmětech je Správce povinen nahradit bez zbytečného odkladu po<text:span text:style-name="T6">té</text:span>, co ho k tomu Majitelka vyzve. Zánik funkce Správce ani jiné skončení této smlouvy nemají vliv na odpovědnostní právní vztahy, které již vznikly.</text:p>
      <text:p text:style-name="P9"/>
      <text:p text:style-name="P7">Čl. 6 Doba trvání smlouvy</text:p>
      <text:p text:style-name="P10">Ke správě svěřených předmětů podle této smlouvy je Správce povinen po celou dobu, po kterou se svěřené předměty nachází v jeho dispozici, a to dokud nejsou užity v souladu s pokyny Majitelky nebo dokud jí nejsou v původním stavu vráceny. Pokud funkce Správce zanikne nebo je smlouva vypovězena, učiní Správce ještě úkony správy, k nimž je oprávněn a které nesnesou odkladu, aby Majitelka neutrpěla újmu.</text:p>
      <text:p text:style-name="P9"/>
      <text:p text:style-name="P7">Čl. 7 Výpověď</text:p>
      <text:p text:style-name="P10">Majitelka má právo tuto smlouvu vypovědět, pokud Správce poruší svoje povinnosti nebo hrozí-li na svěřených předmětech újma. Správce je oprávněn smlouvu vypovědět tehdy, považuje-li užití svěřených předmětů dle pokynů Majitelky za nemožné či jinak neproveditelné. Po vypovězení této smlouvy je Správce povinen bezodkladně vrátit svěřené předměty Majitelce v původním stavu.</text:p>
      <text:p text:style-name="P9"/>
      <text:p text:style-name="P7">Čl. 8 Následky neplatnosti</text:p>
      <text:p text:style-name="P11">Pokud by se v důsledku změny právních předpisů nebo z jiných důvodů stala některá ujednání</text:p>
      <text:p text:style-name="P10">této smlouvy byť částečně neplatnými nebo neúčinnými, smluvní strany prohlašují, že smlouva je ve zbývajícím rozsahu platná a účinná, neodporuje-li to jejímu účelu nebo nejedná-li se o ustanovení, která oddělit nelze. Zavazují se nahradit původní neplatné nebo neúčinné ustanovení novým ustanovením, které se bude účelem a obsahem co nejvíce podobat původnímu ustanovení.</text:p>
      <text:p text:style-name="P9"/>
      <text:p text:style-name="P7">Čl. 9 Závěrečná ustanovení</text:p>
      <text:p text:style-name="P10">Veškeré změny či doplnění smlouvy je možné činit výhradně formou písemných dodatků ke smlouvě, schválených oběma smluvními stranami.</text:p>
      <text:p text:style-name="P10">Smluvní strany souhlasí se zveřejněním této smlouvy. Smlouva se vyhotovuje ve dvou stejnopisech. Každá ze smluvních stran obdrží jeden stejnopis. Svoji svobodnou vůli stvrzují smluvní strany podpisem:</text:p>
      <text:p text:style-name="P9"/>
      <text:p text:style-name="P9"/>
      <text:p text:style-name="P9"/>
      <text:p text:style-name="P9"><text:span text:style-name="T19">V </text:span><text:span text:style-name="T18">Praze</text:span><text:span text:style-name="T19"> d</text:span>ne <text:span text:style-name="T15">02-11-2016</text:span></text:p>
      <text:p text:style-name="P12"/>
      <text:p text:style-name="P12"/>
      <text:p text:style-name="P12"/>
      <text:p text:style-name="P9">. . . . . . . . . . . . . . . . . . . . . . . . . . . . <text:s text:c="25"/>. . . . . . . . . . . . . . . . . . . . . . . . . . . .</text:p>
      <text:p text:style-name="P9"/>
      <text:p text:style-name="P9">Správce <text:s text:c="67"/>Majitelka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OpenSymbol" svg:font-family="OpenSymbol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1.199cm" fo:margin-bottom="1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c5f6d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c5f6d" style:font-name-complex="Arial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4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-complex="Arial"/>
    </style:style>
    <style:style style:name="MT1" style:family="text">
      <style:text-properties style:font-name-complex="Arial"/>
    </style:style>
    <style:style style:name="MT2" style:family="text">
      <style:text-properties fo:font-weight="normal" style:font-weight-asian="normal" style:font-name-complex="Arial" style:font-weight-complex="normal"/>
    </style:style>
    <style:style style:name="MT3" style:family="text">
      <style:text-properties style:font-name="Liberation Mono" fo:font-size="9.5pt" style:font-size-asian="9.5pt" style:font-name-complex="Arial" style:font-size-complex="9.5pt"/>
    </style:style>
    <style:style style:name="MT4" style:family="text">
      <style:text-properties style:font-name-asian="Liberation Sans" style:font-name-complex="Liberation Sans"/>
    </style:style>
    <style:style style:name="MT5" style:family="text">
      <style:text-properties style:language-asian="cs" style:country-asian="CZ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0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958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0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31cm" fo:margin-left="0cm" fo:margin-right="0cm" fo:margin-bottom="0cm" style:dynamic-spacing="true"/>
      </style:header-style>
      <style:footer-style>
        <style:header-footer-properties fo:min-height="1.95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-</text:span></text:span><text:span text:style-name="Standardní_20_písmo_20_odstavce"><text:span text:style-name="MT1"><text:page-number text:select-page="current">2</text:page-number></text:span></text:span><text:span text:style-name="Standardní_20_písmo_20_odstavce"><text:span text:style-name="MT1">-<text:line-break/>Česká pirátská strana • </text:span></text:span><text:span text:style-name="Strong_20_Emphasis"><text:span text:style-name="MT2">Řehořova 943/19, 130 00 Praha 3</text:span></text:span><text:span text:style-name="Standardní_20_písmo_20_odstavce"><text:span text:style-name="MT1"> • Doručovat do datové schránky </text:span></text:span><text:span text:style-name="Standardní_20_písmo_20_odstavce"><text:span text:style-name="MT3">b2i4r6j</text:span></text:span><text:span text:style-name="Standardní_20_písmo_20_odstavce"><text:span text:style-name="MT4"><text:line-break/></text:span></text:span><text:span text:style-name="Standardní_20_písmo_20_odstavce"><text:span text:style-name="MT1">Tel. +420 608 963 111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2"><text:span text:style-name="Standardní_20_písmo_20_odstavce"><text:span text:style-name="MT1">Transparentní účet 2100048174/2010</text:span></text:span></text:p>
      </style:footer>
    </style:master-page>
    <style:master-page style:name="MPF0" style:page-layout-name="Mpm3" style:next-style-name="MP0">
      <style:header>
        <text:p text:style-name="Header"><draw:frame draw:style-name="Mfr1" draw:name="Obrázek 1" text:anchor-type="paragraph" svg:x="-0.415cm" svg:y="-0.392cm" svg:width="5.666cm" style:rel-width="scale" svg:height="2.348cm" style:rel-height="scale" draw:z-index="0"><draw:image xlink:href="Pictures/100002010000044A000001C7BCC0B553A5A7E648.png" xlink:type="simple" xlink:show="embed" xlink:actuate="onLoad"/></draw:frame><text:span text:style-name="Standardní_20_písmo_20_odstavce"><text:span text:style-name="MT5"/></text:span></text:p>
      </style:header>
      <style:footer>
        <text:p text:style-name="MP3"><text:span text:style-name="Standardní_20_písmo_20_odstavce"><text:span text:style-name="MT1">-</text:span></text:span><text:span text:style-name="Standardní_20_písmo_20_odstavce"><text:span text:style-name="MT1"><text:page-number text:select-page="current">1</text:page-number></text:span></text:span><text:span text:style-name="Standardní_20_písmo_20_odstavce"><text:span text:style-name="MT1">-<text:line-break/>Česká pirátská strana • </text:span></text:span><text:span text:style-name="Strong_20_Emphasis"><text:span text:style-name="MT2">Řehořova 943/19, 130 00 Praha 3</text:span></text:span><text:span text:style-name="Standardní_20_písmo_20_odstavce"><text:span text:style-name="MT1"> • Doručovat do datové schránky </text:span></text:span><text:span text:style-name="Standardní_20_písmo_20_odstavce"><text:span text:style-name="MT3">b2i4r6j</text:span></text:span><text:span text:style-name="Standardní_20_písmo_20_odstavce"><text:span text:style-name="MT4"><text:line-break/></text:span></text:span><text:span text:style-name="Standardní_20_písmo_20_odstavce"><text:span text:style-name="MT1">Tel. +420 608 963 111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4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Pirátský dopis</dc:title>
    <meta:initial-creator>Jakub Michálek</meta:initial-creator>
    <dc:creator>Vladislav Tobias Esner</dc:creator>
    <meta:creation-date>2013-07-05T23:33:00Z</meta:creation-date>
    <dc:date>2016-11-02T15:31:33.093711628</dc:date>
    <meta:editing-cycles>13</meta:editing-cycles>
    <meta:editing-duration>PT1H8M5S</meta:editing-duration>
    <meta:printed-by>Vladislav Tobias Esner</meta:printed-by>
    <meta:print-date>2016-11-02T15:31:26.990244916</meta:print-date>
    <meta:document-statistic meta:table-count="0" meta:image-count="1" meta:object-count="0" meta:page-count="2" meta:paragraph-count="39" meta:word-count="632" meta:character-count="4116" meta:non-whitespace-character-count="3430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Stažené/hmotka_volebni_ucet%20(1).odt/Sablona_dopis.ott"/>
  </office:meta>
</office:document-meta>
</file>